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rtilla Soup</text:p>
      <text:p text:style-name="P1"/>
      <text:p text:style-name="P2">1 Rotisserie Chicken (Costco or Safeway) (shredded or cut up)</text:p>
      <text:p text:style-name="P2"/>
      <text:p text:style-name="P2">1 24 ounce jar Salsa Verde (Safeway Select)</text:p>
      <text:p text:style-name="P2"/>
      <text:p text:style-name="P2">1 medium onion, chopped</text:p>
      <text:p text:style-name="P2"/>
      <text:p text:style-name="P2">2 cloves garlic, chopped</text:p>
      <text:p text:style-name="P2"/>
      <text:p text:style-name="P2">2- 32 ounces boxes (cans) chicken broth</text:p>
      <text:p text:style-name="P2"/>
      <text:p text:style-name="P2">Tortilla chips</text:p>
      <text:p text:style-name="P2"/>
      <text:p text:style-name="P2">Garnish when serving with any or all: <text:s/>Shredded cheese, sour cream, chopped green onions, avocados.</text:p>
      <text:p text:style-name="P2"/>
      <text:p text:style-name="P2"><text:span text:style-name="T1">Directions</text:span>: <text:s/>Heat olive oil in soup pot. <text:s/>Add garlic and onion, saute until soft. <text:s/>Add salsa verde, chicken stock and chicken. <text:s/>Bring to a boil then turn down and simmer. <text:s/>Pour over broken tortilla chips, garnish as you please and enjo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3-15T18:02:48</meta:creation-date>
    <dc:date>2008-03-15T18:07:11</dc:date>
    <meta:editing-cycles>1</meta:editing-cycles>
    <meta:editing-duration>PT4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93" meta:character-count="553"/>
  </office:meta>
</office:document-meta>
</file>